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language="ro" fo:country="RO"/>
    </style:style>
    <style:style style:name="P3" style:parent-style-name="Normal" style:family="paragraph">
      <style:paragraph-properties fo:margin-bottom="0in"/>
      <style:text-properties style:font-name="Aptos Display" fo:font-size="14pt" style:font-size-asian="14pt" style:font-size-complex="14pt" fo:language="ro" fo:country="RO"/>
    </style:style>
    <style:style style:name="P4" style:parent-style-name="Normal" style:family="paragraph">
      <style:paragraph-properties fo:margin-bottom="0in"/>
      <style:text-properties fo:font-weight="bold" style:font-weight-asian="bold" style:font-weight-complex="bold" fo:language="ro" fo:country="RO"/>
    </style:style>
    <style:style style:name="P5" style:parent-style-name="Normal" style:family="paragraph">
      <style:paragraph-properties fo:text-align="center" fo:margin-bottom="0in"/>
      <style:text-properties style:font-name="Aptos Display" fo:font-weight="bold" style:font-weight-asian="bold" style:font-weight-complex="bold" fo:font-size="18pt" style:font-size-asian="18pt" style:font-size-complex="18pt" fo:language="ro" fo:country="RO"/>
    </style:style>
    <style:style style:name="P6" style:parent-style-name="Header" style:family="paragraph">
      <style:paragraph-properties fo:text-align="center"/>
    </style:style>
    <style:style style:name="T7" style:parent-style-name="DefaultParagraphFont" style:family="text">
      <style:text-properties style:font-name="Aptos Display" fo:font-size="14pt" style:font-size-asian="14pt" style:font-size-complex="14pt"/>
    </style:style>
    <style:style style:name="T8" style:parent-style-name="DefaultParagraphFont" style:family="text">
      <style:text-properties style:font-name="Aptos Display" fo:font-size="14pt" style:font-size-asian="14pt" style:font-size-complex="14pt" fo:language="ro" fo:country="RO"/>
    </style:style>
    <style:style style:name="P9" style:parent-style-name="Header" style:family="paragraph">
      <style:paragraph-properties fo:text-align="center"/>
      <style:text-properties style:font-name="Aptos Display" fo:font-size="14pt" style:font-size-asian="14pt" style:font-size-complex="14pt" fo:language="ro" fo:country="RO"/>
    </style:style>
    <style:style style:name="P10" style:parent-style-name="Header" style:family="paragraph">
      <style:paragraph-properties fo:text-align="center"/>
      <style:text-properties style:font-name="Aptos Display" fo:font-size="14pt" style:font-size-asian="14pt" style:font-size-complex="14pt" fo:language="ro" fo:country="RO"/>
    </style:style>
    <style:style style:name="P11" style:parent-style-name="Normal" style:family="paragraph">
      <style:paragraph-properties fo:text-align="center" fo:margin-bottom="0in"/>
      <style:text-properties style:font-name="Aptos Display" fo:font-weight="bold" style:font-weight-asian="bold" style:font-weight-complex="bold" fo:font-size="18pt" style:font-size-asian="18pt" style:font-size-complex="18pt" fo:language="ro" fo:country="RO"/>
    </style:style>
    <style:style style:name="P12" style:parent-style-name="Normal" style:family="paragraph">
      <style:paragraph-properties fo:text-align="center" fo:margin-bottom="0in"/>
    </style:style>
    <style:style style:name="T13" style:parent-style-name="DefaultParagraphFont" style:family="text">
      <style:text-properties style:font-name="Aptos Display" fo:font-weight="bold" style:font-weight-asian="bold" style:font-weight-complex="bold" fo:font-size="18pt" style:font-size-asian="18pt" style:font-size-complex="18pt" fo:language="ro" fo:country="RO"/>
    </style:style>
    <style:style style:name="T14" style:parent-style-name="Hyperlink" style:family="text">
      <style:text-properties style:font-name="Aptos Display" fo:font-weight="bold" style:font-weight-asian="bold" style:font-weight-complex="bold" fo:font-size="18pt" style:font-size-asian="18pt" style:font-size-complex="18pt" fo:language="ro" fo:country="RO"/>
    </style:style>
    <style:style style:name="P15" style:parent-style-name="Normal" style:family="paragraph">
      <style:paragraph-properties fo:margin-bottom="0in"/>
      <style:text-properties style:font-name="Aptos Display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margin-bottom="0in"/>
    </style:style>
    <style:style style:name="T1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style:font-name="Aptos Display" fo:font-size="14pt" style:font-size-asian="14pt" style:font-size-complex="14pt"/>
    </style:style>
    <style:style style:name="P19" style:parent-style-name="Normal" style:family="paragraph">
      <style:paragraph-properties fo:margin-bottom="0in"/>
      <style:text-properties style:font-name="Aptos Display" fo:font-size="14pt" style:font-size-asian="14pt" style:font-size-complex="14pt"/>
    </style:style>
    <style:style style:name="P20" style:parent-style-name="ListParagraph" style:list-style-name="LFO2" style:family="paragraph">
      <style:paragraph-properties fo:margin-bottom="0in"/>
      <style:text-properties style:font-name="Aptos Display" fo:font-size="14pt" style:font-size-asian="14pt" style:font-size-complex="14pt" fo:language="ro" fo:country="RO"/>
    </style:style>
    <style:style style:name="P21" style:parent-style-name="ListParagraph" style:list-style-name="LFO2" style:family="paragraph">
      <style:paragraph-properties fo:margin-bottom="0in"/>
    </style:style>
    <style:style style:name="T22" style:parent-style-name="DefaultParagraphFont" style:family="text">
      <style:text-properties style:font-name="Aptos Display" fo:font-size="14pt" style:font-size-asian="14pt" style:font-size-complex="14pt" fo:language="ro" fo:country="RO"/>
    </style:style>
    <style:style style:name="T2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ro" fo:country="RO"/>
    </style:style>
    <style:style style:name="P24" style:parent-style-name="ListParagraph" style:list-style-name="LFO2" style:family="paragraph">
      <style:paragraph-properties fo:margin-bottom="0in"/>
      <style:text-properties style:font-name="Aptos Display" fo:font-size="14pt" style:font-size-asian="14pt" style:font-size-complex="14pt" fo:language="ro" fo:country="RO"/>
    </style:style>
    <style:style style:name="P25" style:parent-style-name="Normal" style:family="paragraph">
      <style:paragraph-properties fo:margin-bottom="0in"/>
      <style:text-properties style:font-name="Aptos Display" fo:font-size="14pt" style:font-size-asian="14pt" style:font-size-complex="14pt" fo:language="ro" fo:country="RO"/>
    </style:style>
    <style:style style:name="P26" style:parent-style-name="Normal" style:family="paragraph">
      <style:paragraph-properties fo:margin-bottom="0in"/>
      <style:text-properties style:font-name="Aptos Display" fo:font-size="14pt" style:font-size-asian="14pt" style:font-size-complex="14pt" fo:language="ro" fo:country="RO"/>
    </style:style>
  </office:automatic-styles>
  <office:body>
    <office:text text:use-soft-page-breaks="true">
      <text:p text:style-name="P1"/>
      <text:p text:style-name="P3"/>
      <text:p text:style-name="P4"/>
      <text:p text:style-name="P5">Explicații Proiect ABD utilizând container Docker</text:p>
      <text:p text:style-name="P6"><text:span text:style-name="T7">Iva</text:span><text:span text:style-name="T8">șcă Darius-Nicușor,</text:span></text:p>
      <text:p text:style-name="P9">Master anul 1 Tehnologii Informatice (TI)</text:p>
      <text:p text:style-name="P10">Universitatea Politehnica Timișoara</text:p>
      <text:p text:style-name="P11"/>
      <text:p text:style-name="P12"><text:span text:style-name="T13">Link comenzi proiect Github:<text:s/></text:span><text:a xlink:href="https://github.com/dariuss05/lab_ABD" office:target-frame-name="_top" xlink:show="replace"><text:span text:style-name="T14">https://github.com/dariuss05/lab_ABD</text:span></text:a></text:p>
      <text:p text:style-name="P15"/>
      <text:p text:style-name="P16"><text:span text:style-name="T17"><text:tab/></text:span><text:span text:style-name="T18">Precondiții înainte de a începe să rezolvăm cerințele:</text:span></text:p>
      <text:p text:style-name="P19"/>
      <text:list text:style-name="LFO2" text:continue-numbering="true">
        <text:list-item>
          <text:p text:style-name="P20">Pornim container-ul docker creat, avand nume abd_mongo_lab, username=mongoadmin, password=darius, pe portul 27017, utilizand ultima versiune de mongo</text:p>
        </text:list-item>
        <text:list-item>
          <text:p text:style-name="P21"><text:span text:style-name="T22">Importam .csv-ul folosind comanda mongoimport in db-ul abd_proiect, in colectia states, specificand tipul fisierului si faptul ca prima linie din fisierul .csv sunt titlurile coloanelor (prin utilizarea --headerline) =&gt;<text:s/></text:span><text:span text:style-name="T23">!!! comanda este folosita in afara environment-ului de docker !!!</text:span></text:p>
        </text:list-item>
        <text:list-item>
          <text:p text:style-name="P24">Conectare la container-ul Docker</text:p>
        </text:list-item>
      </text:list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  <style:text-properties fo:language="ro" fo:country="RO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us-Nicușor Ivașcă</meta:initial-creator>
    <dc:creator>Darius-Nicușor Ivașcă</dc:creator>
    <meta:creation-date>2024-05-23T18:03:00Z</meta:creation-date>
    <dc:date>2024-05-23T18:14:00Z</dc:date>
    <meta:template xlink:href="Normal" xlink:type="simple"/>
    <meta:editing-cycles>1</meta:editing-cycles>
    <meta:editing-duration>PT660S</meta:editing-duration>
    <meta:document-statistic meta:page-count="1" meta:paragraph-count="1" meta:word-count="119" meta:character-count="801" meta:row-count="5" meta:non-whitespace-character-count="683"/>
  </office:meta>
</office:document-meta>
</file>